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7" table:default-cell-style-name="Default"/>
        <table:table-row table:style-name="ro1">
          <table:table-cell table:number-columns-repeated="11"/>
          <table:table-cell table:style-name="ce1" office:value-type="string" table:number-columns-spanned="7" table:number-rows-spanned="1">
            <text:p>renormalised</text:p>
          </table:table-cell>
          <table:covered-table-cell table:number-columns-repeated="6"/>
        </table:table-row>
        <table:table-row table:style-name="ro1">
          <table:table-cell office:value-type="string">
            <text:p>F</text:p>
          </table:table-cell>
          <table:table-cell office:value-type="string">
            <text:p>P</text:p>
          </table:table-cell>
          <table:table-cell office:value-type="string">
            <text:p>dT</text:p>
          </table:table-cell>
          <table:table-cell office:value-type="string">
            <text:p>liq</text:p>
          </table:table-cell>
          <table:table-cell office:value-type="string">
            <text:p>pl</text:p>
          </table:table-cell>
          <table:table-cell office:value-type="string">
            <text:p>cpx</text:p>
          </table:table-cell>
          <table:table-cell office:value-type="string">
            <text:p>ol</text:p>
          </table:table-cell>
          <table:table-cell office:value-type="string">
            <text:p>sp</text:p>
          </table:table-cell>
          <table:table-cell office:value-type="string">
            <text:p>g</text:p>
          </table:table-cell>
          <table:table-cell office:value-type="string">
            <text:p>opx</text:p>
          </table:table-cell>
          <table:table-cell office:value-type="string">
            <text:p>sum</text:p>
          </table:table-cell>
          <table:table-cell office:value-type="string">
            <text:p>pl</text:p>
          </table:table-cell>
          <table:table-cell office:value-type="string">
            <text:p>cpx</text:p>
          </table:table-cell>
          <table:table-cell office:value-type="string">
            <text:p>ol</text:p>
          </table:table-cell>
          <table:table-cell office:value-type="string">
            <text:p>sp</text:p>
          </table:table-cell>
          <table:table-cell office:value-type="string">
            <text:p>g</text:p>
          </table:table-cell>
          <table:table-cell office:value-type="string">
            <text:p>opx</text:p>
          </table:table-cell>
          <table:table-cell office:value-type="string">
            <text:p>sum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.001">
            <text:p>2.001</text:p>
          </table:table-cell>
          <table:table-cell office:value-type="float" office:value="-99.573">
            <text:p>-99.573</text:p>
          </table:table-cell>
          <table:table-cell office:value-type="float" office:value="-1">
            <text:p>-1</text:p>
          </table:table-cell>
          <table:table-cell office:value-type="float" office:value="0.258">
            <text:p>0.258</text:p>
          </table:table-cell>
          <table:table-cell office:value-type="float" office:value="0.142">
            <text:p>0.142</text:p>
          </table:table-cell>
          <table:table-cell office:value-type="float" office:value="-0.062">
            <text:p>-0.062</text:p>
          </table:table-cell>
          <table:table-cell office:value-type="float" office:value="2.558">
            <text:p>2.558</text:p>
          </table:table-cell>
          <table:table-cell office:value-type="float" office:value="0">
            <text:p>0</text:p>
          </table:table-cell>
          <table:table-cell office:value-type="float" office:value="-1.8974">
            <text:p>-1.8974</text:p>
          </table:table-cell>
          <table:table-cell office:value-type="float" office:value="0.9986">
            <text:p>0.998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.001">
            <text:p>3.001</text:p>
          </table:table-cell>
          <table:table-cell office:value-type="float" office:value="-60.48">
            <text:p>-60.48</text:p>
          </table:table-cell>
          <table:table-cell office:value-type="float" office:value="-1">
            <text:p>-1</text:p>
          </table:table-cell>
          <table:table-cell office:value-type="float" office:value="0.298">
            <text:p>0.298</text:p>
          </table:table-cell>
          <table:table-cell office:value-type="float" office:value="0.172">
            <text:p>0.172</text:p>
          </table:table-cell>
          <table:table-cell office:value-type="float" office:value="-0.006">
            <text:p>-0.006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office:value-type="float" office:value="-2.034">
            <text:p>-2.03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.001">
            <text:p>4.001</text:p>
          </table:table-cell>
          <table:table-cell office:value-type="float" office:value="-40.982">
            <text:p>-40.982</text:p>
          </table:table-cell>
          <table:table-cell office:value-type="float" office:value="-1">
            <text:p>-1</text:p>
          </table:table-cell>
          <table:table-cell office:value-type="float" office:value="0.338">
            <text:p>0.338</text:p>
          </table:table-cell>
          <table:table-cell office:value-type="float" office:value="0.198">
            <text:p>0.198</text:p>
          </table:table-cell>
          <table:table-cell office:value-type="float" office:value="0.048">
            <text:p>0.048</text:p>
          </table:table-cell>
          <table:table-cell office:value-type="float" office:value="2.588">
            <text:p>2.588</text:p>
          </table:table-cell>
          <table:table-cell office:value-type="float" office:value="0">
            <text:p>0</text:p>
          </table:table-cell>
          <table:table-cell office:value-type="float" office:value="-2.172">
            <text:p>-2.17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.001">
            <text:p>5.001</text:p>
          </table:table-cell>
          <table:table-cell office:value-type="float" office:value="-29.017">
            <text:p>-29.017</text:p>
          </table:table-cell>
          <table:table-cell office:value-type="float" office:value="-1">
            <text:p>-1</text:p>
          </table:table-cell>
          <table:table-cell office:value-type="float" office:value="0.382">
            <text:p>0.382</text:p>
          </table:table-cell>
          <table:table-cell office:value-type="float" office:value="0.218">
            <text:p>0.218</text:p>
          </table:table-cell>
          <table:table-cell office:value-type="float" office:value="0.1">
            <text:p>0.1</text:p>
          </table:table-cell>
          <table:table-cell office:value-type="float" office:value="2.614">
            <text:p>2.614</text:p>
          </table:table-cell>
          <table:table-cell office:value-type="float" office:value="0">
            <text:p>0</text:p>
          </table:table-cell>
          <table:table-cell office:value-type="float" office:value="-2.314">
            <text:p>-2.3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.001">
            <text:p>6.001</text:p>
          </table:table-cell>
          <table:table-cell office:value-type="float" office:value="-21.018">
            <text:p>-21.018</text:p>
          </table:table-cell>
          <table:table-cell office:value-type="float" office:value="-1">
            <text:p>-1</text:p>
          </table:table-cell>
          <table:table-cell office:value-type="float" office:value="0.432">
            <text:p>0.432</text:p>
          </table:table-cell>
          <table:table-cell office:value-type="float" office:value="0.234">
            <text:p>0.234</text:p>
          </table:table-cell>
          <table:table-cell office:value-type="float" office:value="0.148">
            <text:p>0.148</text:p>
          </table:table-cell>
          <table:table-cell office:value-type="float" office:value="2.652">
            <text:p>2.652</text:p>
          </table:table-cell>
          <table:table-cell office:value-type="float" office:value="0">
            <text:p>0</text:p>
          </table:table-cell>
          <table:table-cell office:value-type="float" office:value="-2.466">
            <text:p>-2.466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7.001">
            <text:p>7.001</text:p>
          </table:table-cell>
          <table:table-cell office:value-type="float" office:value="-15.411">
            <text:p>-15.411</text:p>
          </table:table-cell>
          <table:table-cell office:value-type="float" office:value="-1">
            <text:p>-1</text:p>
          </table:table-cell>
          <table:table-cell office:value-type="float" office:value="0.486">
            <text:p>0.486</text:p>
          </table:table-cell>
          <table:table-cell office:value-type="float" office:value="0.242">
            <text:p>0.242</text:p>
          </table:table-cell>
          <table:table-cell office:value-type="float" office:value="0.198">
            <text:p>0.198</text:p>
          </table:table-cell>
          <table:table-cell office:value-type="float" office:value="2.712">
            <text:p>2.712</text:p>
          </table:table-cell>
          <table:table-cell office:value-type="float" office:value="0">
            <text:p>0</text:p>
          </table:table-cell>
          <table:table-cell office:value-type="float" office:value="-2.636">
            <text:p>-2.636</text:p>
          </table:table-cell>
          <table:table-cell office:value-type="float" office:value="1.002">
            <text:p>1.00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float" office:value="-11.376">
            <text:p>-11.376</text:p>
          </table:table-cell>
          <table:table-cell office:value-type="float" office:value="-1">
            <text:p>-1</text:p>
          </table:table-cell>
          <table:table-cell office:value-type="float" office:value="0.542">
            <text:p>0.542</text:p>
          </table:table-cell>
          <table:table-cell office:value-type="float" office:value="0.244">
            <text:p>0.244</text:p>
          </table:table-cell>
          <table:table-cell office:value-type="float" office:value="0.246">
            <text:p>0.246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-2.832">
            <text:p>-2.8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9">
            <text:p>9</text:p>
          </table:table-cell>
          <table:table-cell office:value-type="float" office:value="-7.575">
            <text:p>-7.575</text:p>
          </table:table-cell>
          <table:table-cell office:value-type="float" office:value="-1">
            <text:p>-1</text:p>
          </table:table-cell>
          <table:table-cell office:value-type="float" office:value="0.506">
            <text:p>0.506</text:p>
          </table:table-cell>
          <table:table-cell office:value-type="float" office:value="0.342">
            <text:p>0.342</text:p>
          </table:table-cell>
          <table:table-cell office:value-type="float" office:value="0.18">
            <text:p>0.18</text:p>
          </table:table-cell>
          <table:table-cell office:value-type="float" office:value="0.06004">
            <text:p>0.06004</text:p>
          </table:table-cell>
          <table:table-cell office:value-type="float" office:value="0">
            <text:p>0</text:p>
          </table:table-cell>
          <table:table-cell office:value-type="float" office:value="-0.09">
            <text:p>-0.09</text:p>
          </table:table-cell>
          <table:table-cell office:value-type="float" office:value="0.99804">
            <text:p>0.99804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office:value-type="float" office:value="-4.166">
            <text:p>-4.166</text:p>
          </table:table-cell>
          <table:table-cell office:value-type="float" office:value="-1">
            <text:p>-1</text:p>
          </table:table-cell>
          <table:table-cell office:value-type="float" office:value="0.688">
            <text:p>0.688</text:p>
          </table:table-cell>
          <table:table-cell office:value-type="float" office:value="0.224">
            <text:p>0.224</text:p>
          </table:table-cell>
          <table:table-cell office:value-type="float" office:value="0.318">
            <text:p>0.318</text:p>
          </table:table-cell>
          <table:table-cell office:value-type="float" office:value="0.0192">
            <text:p>0.0192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float" office:value="0.9992">
            <text:p>0.999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1">
            <text:p>11</text:p>
          </table:table-cell>
          <table:table-cell office:value-type="float" office:value="-2.415">
            <text:p>-2.415</text:p>
          </table:table-cell>
          <table:table-cell office:value-type="float" office:value="-1">
            <text:p>-1</text:p>
          </table:table-cell>
          <table:table-cell office:value-type="float" office:value="0.8396">
            <text:p>0.8396</text:p>
          </table:table-cell>
          <table:table-cell office:value-type="float" office:value="0.116">
            <text:p>0.116</text:p>
          </table:table-cell>
          <table:table-cell office:value-type="float" office:value="0.428">
            <text:p>0.428</text:p>
          </table:table-cell>
          <table:table-cell office:value-type="float" office:value="-0.0132">
            <text:p>-0.0132</text:p>
          </table:table-cell>
          <table:table-cell office:value-type="float" office:value="0">
            <text:p>0</text:p>
          </table:table-cell>
          <table:table-cell office:value-type="float" office:value="-0.366">
            <text:p>-0.366</text:p>
          </table:table-cell>
          <table:table-cell office:value-type="float" office:value="1.0044">
            <text:p>1.0044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2">
            <text:p>12</text:p>
          </table:table-cell>
          <table:table-cell office:value-type="float" office:value="-5.343">
            <text:p>-5.343</text:p>
          </table:table-cell>
          <table:table-cell office:value-type="float" office:value="-1">
            <text:p>-1</text:p>
          </table:table-cell>
          <table:table-cell office:value-type="float" office:value="0.576">
            <text:p>0.576</text:p>
          </table:table-cell>
          <table:table-cell office:value-type="float" office:value="0.486">
            <text:p>0.486</text:p>
          </table:table-cell>
          <table:table-cell office:value-type="float" office:value="0.218">
            <text:p>0.218</text:p>
          </table:table-cell>
          <table:table-cell office:value-type="float" office:value="0.0516">
            <text:p>0.0516</text:p>
          </table:table-cell>
          <table:table-cell office:value-type="float" office:value="0">
            <text:p>0</text:p>
          </table:table-cell>
          <table:table-cell office:value-type="float" office:value="-0.332">
            <text:p>-0.332</text:p>
          </table:table-cell>
          <table:table-cell office:value-type="float" office:value="0.9996">
            <text:p>0.999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3">
            <text:p>13</text:p>
          </table:table-cell>
          <table:table-cell office:value-type="float" office:value="-10.729">
            <text:p>-10.7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266">
            <text:p>1.266</text:p>
          </table:table-cell>
          <table:table-cell office:value-type="float" office:value="-0.194">
            <text:p>-0.194</text:p>
          </table:table-cell>
          <table:table-cell office:value-type="float" office:value="0.1688">
            <text:p>0.1688</text:p>
          </table:table-cell>
          <table:table-cell office:value-type="float" office:value="0">
            <text:p>0</text:p>
          </table:table-cell>
          <table:table-cell office:value-type="float" office:value="-0.242">
            <text:p>-0.242</text:p>
          </table:table-cell>
          <table:table-cell office:value-type="float" office:value="0.9988">
            <text:p>0.998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4">
            <text:p>14</text:p>
          </table:table-cell>
          <table:table-cell office:value-type="float" office:value="-9.654">
            <text:p>-9.6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294">
            <text:p>1.294</text:p>
          </table:table-cell>
          <table:table-cell office:value-type="float" office:value="-0.182">
            <text:p>-0.182</text:p>
          </table:table-cell>
          <table:table-cell office:value-type="float" office:value="0.1706">
            <text:p>0.1706</text:p>
          </table:table-cell>
          <table:table-cell office:value-type="float" office:value="0">
            <text:p>0</text:p>
          </table:table-cell>
          <table:table-cell office:value-type="float" office:value="-0.284">
            <text:p>-0.284</text:p>
          </table:table-cell>
          <table:table-cell office:value-type="float" office:value="0.9986">
            <text:p>0.998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-8.66">
            <text:p>-8.6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322">
            <text:p>1.322</text:p>
          </table:table-cell>
          <table:table-cell office:value-type="float" office:value="-0.168">
            <text:p>-0.168</text:p>
          </table:table-cell>
          <table:table-cell office:value-type="float" office:value="0.1722">
            <text:p>0.1722</text:p>
          </table:table-cell>
          <table:table-cell office:value-type="float" office:value="0">
            <text:p>0</text:p>
          </table:table-cell>
          <table:table-cell office:value-type="float" office:value="-0.326">
            <text:p>-0.326</text:p>
          </table:table-cell>
          <table:table-cell office:value-type="float" office:value="1.0002">
            <text:p>1.000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-7.75">
            <text:p>-7.7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346">
            <text:p>1.346</text:p>
          </table:table-cell>
          <table:table-cell office:value-type="float" office:value="-0.156">
            <text:p>-0.156</text:p>
          </table:table-cell>
          <table:table-cell office:value-type="float" office:value="0.1732">
            <text:p>0.1732</text:p>
          </table:table-cell>
          <table:table-cell office:value-type="float" office:value="0">
            <text:p>0</text:p>
          </table:table-cell>
          <table:table-cell office:value-type="float" office:value="-0.364">
            <text:p>-0.364</text:p>
          </table:table-cell>
          <table:table-cell office:value-type="float" office:value="0.9992">
            <text:p>0.999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">
            <text:p>17</text:p>
          </table:table-cell>
          <table:table-cell office:value-type="float" office:value="-6.924">
            <text:p>-6.9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368">
            <text:p>1.368</text:p>
          </table:table-cell>
          <table:table-cell office:value-type="float" office:value="-0.144">
            <text:p>-0.144</text:p>
          </table:table-cell>
          <table:table-cell office:value-type="float" office:value="0.1738">
            <text:p>0.1738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0.9978">
            <text:p>0.997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-6.179">
            <text:p>-6.17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388">
            <text:p>1.388</text:p>
          </table:table-cell>
          <table:table-cell office:value-type="float" office:value="-0.13">
            <text:p>-0.13</text:p>
          </table:table-cell>
          <table:table-cell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-0.432">
            <text:p>-0.43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9">
            <text:p>19</text:p>
          </table:table-cell>
          <table:table-cell office:value-type="float" office:value="-5.513">
            <text:p>-5.5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406">
            <text:p>1.406</text:p>
          </table:table-cell>
          <table:table-cell office:value-type="float" office:value="-0.118">
            <text:p>-0.118</text:p>
          </table:table-cell>
          <table:table-cell office:value-type="float" office:value="0.1738">
            <text:p>0.1738</text:p>
          </table:table-cell>
          <table:table-cell office:value-type="float" office:value="0">
            <text:p>0</text:p>
          </table:table-cell>
          <table:table-cell office:value-type="float" office:value="-0.46">
            <text:p>-0.46</text:p>
          </table:table-cell>
          <table:table-cell office:value-type="float" office:value="1.0018">
            <text:p>1.001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-4.922">
            <text:p>-4.9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418">
            <text:p>1.418</text:p>
          </table:table-cell>
          <table:table-cell office:value-type="float" office:value="-0.108">
            <text:p>-0.108</text:p>
          </table:table-cell>
          <table:table-cell office:value-type="float" office:value="0.1732">
            <text:p>0.1732</text:p>
          </table:table-cell>
          <table:table-cell office:value-type="float" office:value="0">
            <text:p>0</text:p>
          </table:table-cell>
          <table:table-cell office:value-type="float" office:value="-0.484">
            <text:p>-0.484</text:p>
          </table:table-cell>
          <table:table-cell office:value-type="float" office:value="0.9992">
            <text:p>0.999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1">
            <text:p>21</text:p>
          </table:table-cell>
          <table:table-cell office:value-type="float" office:value="-4.402">
            <text:p>-4.4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428">
            <text:p>1.428</text:p>
          </table:table-cell>
          <table:table-cell office:value-type="float" office:value="-0.096">
            <text:p>-0.096</text:p>
          </table:table-cell>
          <table:table-cell office:value-type="float" office:value="0.1724">
            <text:p>0.1724</text:p>
          </table:table-cell>
          <table:table-cell office:value-type="float" office:value="0">
            <text:p>0</text:p>
          </table:table-cell>
          <table:table-cell office:value-type="float" office:value="-0.504">
            <text:p>-0.504</text:p>
          </table:table-cell>
          <table:table-cell office:value-type="float" office:value="1.0004">
            <text:p>1.0004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3">
            <text:p>23</text:p>
          </table:table-cell>
          <table:table-cell office:value-type="float" office:value="-3.836">
            <text:p>-3.83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3536">
            <text:p>1.3536</text:p>
          </table:table-cell>
          <table:table-cell office:value-type="float" office:value="-0.156">
            <text:p>-0.156</text:p>
          </table:table-cell>
          <table:table-cell office:value-type="float" office:value="0.5604">
            <text:p>0.5604</text:p>
          </table:table-cell>
          <table:table-cell office:value-type="float" office:value="-0.452">
            <text:p>-0.452</text:p>
          </table:table-cell>
          <table:table-cell office:value-type="float" office:value="-0.3042">
            <text:p>-0.3042</text:p>
          </table:table-cell>
          <table:table-cell office:value-type="float" office:value="1.0018">
            <text:p>1.001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4">
            <text:p>24</text:p>
          </table:table-cell>
          <table:table-cell office:value-type="float" office:value="-3.7">
            <text:p>-3.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2928">
            <text:p>1.2928</text:p>
          </table:table-cell>
          <table:table-cell office:value-type="float" office:value="-0.128">
            <text:p>-0.128</text:p>
          </table:table-cell>
          <table:table-cell office:value-type="float" office:value="0.4292">
            <text:p>0.4292</text:p>
          </table:table-cell>
          <table:table-cell office:value-type="float" office:value="-0.408">
            <text:p>-0.408</text:p>
          </table:table-cell>
          <table:table-cell office:value-type="float" office:value="-0.18654">
            <text:p>-0.18654</text:p>
          </table:table-cell>
          <table:table-cell office:value-type="float" office:value="0.99946">
            <text:p>0.9994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5">
            <text:p>25</text:p>
          </table:table-cell>
          <table:table-cell office:value-type="float" office:value="-3.554">
            <text:p>-3.5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2482">
            <text:p>1.2482</text:p>
          </table:table-cell>
          <table:table-cell office:value-type="float" office:value="-0.106">
            <text:p>-0.106</text:p>
          </table:table-cell>
          <table:table-cell office:value-type="float" office:value="0.3198">
            <text:p>0.3198</text:p>
          </table:table-cell>
          <table:table-cell office:value-type="float" office:value="-0.372">
            <text:p>-0.372</text:p>
          </table:table-cell>
          <table:table-cell office:value-type="float" office:value="-0.08814">
            <text:p>-0.08814</text:p>
          </table:table-cell>
          <table:table-cell office:value-type="float" office:value="1.00186">
            <text:p>1.0018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6">
            <text:p>26</text:p>
          </table:table-cell>
          <table:table-cell office:value-type="float" office:value="-3.406">
            <text:p>-3.4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.2058">
            <text:p>1.2058</text:p>
          </table:table-cell>
          <table:table-cell office:value-type="float" office:value="-0.084">
            <text:p>-0.084</text:p>
          </table:table-cell>
          <table:table-cell office:value-type="float" office:value="0.2262">
            <text:p>0.2262</text:p>
          </table:table-cell>
          <table:table-cell office:value-type="float" office:value="-0.344">
            <text:p>-0.344</text:p>
          </table:table-cell>
          <table:table-cell office:value-type="float" office:value="-0.003596">
            <text:p>-0.003596</text:p>
          </table:table-cell>
          <table:table-cell office:value-type="float" office:value="1.000404">
            <text:p>1.000404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7">
            <text:p>27</text:p>
          </table:table-cell>
          <table:table-cell office:value-type="float" office:value="-4.729">
            <text:p>-4.72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96556">
            <text:p>0.96556</text:p>
          </table:table-cell>
          <table:table-cell office:value-type="float" office:value="0.004">
            <text:p>0.004</text:p>
          </table:table-cell>
          <table:table-cell office:value-type="float" office:value="0.14444">
            <text:p>0.14444</text:p>
          </table:table-cell>
          <table:table-cell office:value-type="float" office:value="-0.114">
            <text:p>-0.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8">
            <text:p>28</text:p>
          </table:table-cell>
          <table:table-cell office:value-type="float" office:value="-6.012">
            <text:p>-6.0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75032">
            <text:p>0.75032</text:p>
          </table:table-cell>
          <table:table-cell office:value-type="float" office:value="0.086">
            <text:p>0.086</text:p>
          </table:table-cell>
          <table:table-cell office:value-type="float" office:value="0.07168">
            <text:p>0.07168</text:p>
          </table:table-cell>
          <table:table-cell office:value-type="float" office:value="0.092">
            <text:p>0.0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9">
            <text:p>29</text:p>
          </table:table-cell>
          <table:table-cell office:value-type="float" office:value="-7.202">
            <text:p>-7.2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55964">
            <text:p>0.555964</text:p>
          </table:table-cell>
          <table:table-cell office:value-type="float" office:value="0.16">
            <text:p>0.16</text:p>
          </table:table-cell>
          <table:table-cell office:value-type="float" office:value="0.006036">
            <text:p>0.006036</text:p>
          </table:table-cell>
          <table:table-cell office:value-type="float" office:value="0.276">
            <text:p>0.276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0">
            <text:p>30</text:p>
          </table:table-cell>
          <table:table-cell office:value-type="float" office:value="-7.093">
            <text:p>-7.0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176">
            <text:p>0.176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1">
            <text:p>31</text:p>
          </table:table-cell>
          <table:table-cell office:value-type="float" office:value="-6.862">
            <text:p>-6.86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22">
            <text:p>0.522</text:p>
          </table:table-cell>
          <table:table-cell office:value-type="float" office:value="0.186">
            <text:p>0.186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2">
            <text:p>32</text:p>
          </table:table-cell>
          <table:table-cell office:value-type="float" office:value="-6.646">
            <text:p>-6.64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14">
            <text:p>0.514</text:p>
          </table:table-cell>
          <table:table-cell office:value-type="float" office:value="0.194">
            <text:p>0.194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3">
            <text:p>33</text:p>
          </table:table-cell>
          <table:table-cell office:value-type="float" office:value="-6.444">
            <text:p>-6.44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506">
            <text:p>0.506</text:p>
          </table:table-cell>
          <table:table-cell office:value-type="float" office:value="0.202">
            <text:p>0.202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4">
            <text:p>34</text:p>
          </table:table-cell>
          <table:table-cell office:value-type="float" office:value="-6.255">
            <text:p>-6.25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96">
            <text:p>0.496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996">
            <text:p>0.996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5">
            <text:p>35</text:p>
          </table:table-cell>
          <table:table-cell office:value-type="float" office:value="-6.078">
            <text:p>-6.07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88">
            <text:p>0.488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6">
            <text:p>36</text:p>
          </table:table-cell>
          <table:table-cell office:value-type="float" office:value="-5.913">
            <text:p>-5.9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226">
            <text:p>0.226</text:p>
          </table:table-cell>
          <table:table-cell office:value-type="float" office:value="0">
            <text:p>0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7">
            <text:p>37</text:p>
          </table:table-cell>
          <table:table-cell office:value-type="float" office:value="-5.76">
            <text:p>-5.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72">
            <text:p>0.472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float" office:value="0.294">
            <text:p>0.2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8">
            <text:p>38</text:p>
          </table:table-cell>
          <table:table-cell office:value-type="float" office:value="-5.619">
            <text:p>-5.6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62">
            <text:p>0.462</text:p>
          </table:table-cell>
          <table:table-cell office:value-type="float" office:value="0.242">
            <text:p>0.242</text:p>
          </table:table-cell>
          <table:table-cell office:value-type="float" office:value="0">
            <text:p>0</text:p>
          </table:table-cell>
          <table:table-cell office:value-type="float" office:value="0.294">
            <text:p>0.294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9">
            <text:p>39</text:p>
          </table:table-cell>
          <table:table-cell office:value-type="float" office:value="-5.487">
            <text:p>-5.48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54">
            <text:p>0.45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96">
            <text:p>0.2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0">
            <text:p>40</text:p>
          </table:table-cell>
          <table:table-cell office:value-type="float" office:value="-5.366">
            <text:p>-5.36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46">
            <text:p>0.446</text:p>
          </table:table-cell>
          <table:table-cell office:value-type="float" office:value="0.256">
            <text:p>0.256</text:p>
          </table:table-cell>
          <table:table-cell office:value-type="float" office:value="0">
            <text:p>0</text:p>
          </table:table-cell>
          <table:table-cell office:value-type="float" office:value="0.298">
            <text:p>0.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1">
            <text:p>41</text:p>
          </table:table-cell>
          <table:table-cell office:value-type="float" office:value="-5.254">
            <text:p>-5.2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office:value-type="float" office:value="0.264">
            <text:p>0.264</text:p>
          </table:table-cell>
          <table:table-cell office:value-type="float" office:value="0">
            <text:p>0</text:p>
          </table:table-cell>
          <table:table-cell office:value-type="float" office:value="0.298">
            <text:p>0.2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2">
            <text:p>42</text:p>
          </table:table-cell>
          <table:table-cell office:value-type="float" office:value="-5.151">
            <text:p>-5.15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3">
            <text:p>43</text:p>
          </table:table-cell>
          <table:table-cell office:value-type="float" office:value="-5.057">
            <text:p>-5.05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278">
            <text:p>0.278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4">
            <text:p>44</text:p>
          </table:table-cell>
          <table:table-cell office:value-type="float" office:value="-4.97">
            <text:p>-4.9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14">
            <text:p>0.414</text:p>
          </table:table-cell>
          <table:table-cell office:value-type="float" office:value="0.284">
            <text:p>0.284</text:p>
          </table:table-cell>
          <table:table-cell office:value-type="float" office:value="0">
            <text:p>0</text:p>
          </table:table-cell>
          <table:table-cell office:value-type="float" office:value="0.302">
            <text:p>0.3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5">
            <text:p>45</text:p>
          </table:table-cell>
          <table:table-cell office:value-type="float" office:value="-4.89">
            <text:p>-4.8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04">
            <text:p>0.404</text:p>
          </table:table-cell>
          <table:table-cell office:value-type="float" office:value="0.292">
            <text:p>0.292</text:p>
          </table:table-cell>
          <table:table-cell office:value-type="float" office:value="0">
            <text:p>0</text:p>
          </table:table-cell>
          <table:table-cell office:value-type="float" office:value="0.306">
            <text:p>0.306</text:p>
          </table:table-cell>
          <table:table-cell office:value-type="float" office:value="0">
            <text:p>0</text:p>
          </table:table-cell>
          <table:table-cell office:value-type="float" office:value="1.002">
            <text:p>1.00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6">
            <text:p>46</text:p>
          </table:table-cell>
          <table:table-cell office:value-type="float" office:value="-4.817">
            <text:p>-4.8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96">
            <text:p>0.396</text:p>
          </table:table-cell>
          <table:table-cell office:value-type="float" office:value="0.298">
            <text:p>0.298</text:p>
          </table:table-cell>
          <table:table-cell office:value-type="float" office:value="0">
            <text:p>0</text:p>
          </table:table-cell>
          <table:table-cell office:value-type="float" office:value="0.308">
            <text:p>0.308</text:p>
          </table:table-cell>
          <table:table-cell office:value-type="float" office:value="0">
            <text:p>0</text:p>
          </table:table-cell>
          <table:table-cell office:value-type="float" office:value="1.002">
            <text:p>1.002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7">
            <text:p>47</text:p>
          </table:table-cell>
          <table:table-cell office:value-type="float" office:value="-4.751">
            <text:p>-4.75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office:value-type="float" office:value="0.304">
            <text:p>0.304</text:p>
          </table:table-cell>
          <table:table-cell office:value-type="float" office:value="0">
            <text:p>0</text:p>
          </table:table-cell>
          <table:table-cell office:value-type="float" office:value="0.308">
            <text:p>0.3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8">
            <text:p>48</text:p>
          </table:table-cell>
          <table:table-cell office:value-type="float" office:value="-4.69">
            <text:p>-4.6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78">
            <text:p>0.378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9">
            <text:p>49</text:p>
          </table:table-cell>
          <table:table-cell office:value-type="float" office:value="-4.634">
            <text:p>-4.63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72">
            <text:p>0.372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0">
            <text:p>50</text:p>
          </table:table-cell>
          <table:table-cell office:value-type="float" office:value="-4.583">
            <text:p>-4.58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64">
            <text:p>0.364</text:p>
          </table:table-cell>
          <table:table-cell office:value-type="float" office:value="0.322">
            <text:p>0.322</text:p>
          </table:table-cell>
          <table:table-cell office:value-type="float" office:value="0">
            <text:p>0</text:p>
          </table:table-cell>
          <table:table-cell office:value-type="float" office:value="0.314">
            <text:p>0.3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1">
            <text:p>51</text:p>
          </table:table-cell>
          <table:table-cell office:value-type="float" office:value="-4.535">
            <text:p>-4.53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56">
            <text:p>0.356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0.316">
            <text:p>0.3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2">
            <text:p>52</text:p>
          </table:table-cell>
          <table:table-cell office:value-type="float" office:value="-4.491">
            <text:p>-4.49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48">
            <text:p>0.348</text:p>
          </table:table-cell>
          <table:table-cell office:value-type="float" office:value="0.334">
            <text:p>0.334</text:p>
          </table:table-cell>
          <table:table-cell office:value-type="float" office:value="0">
            <text:p>0</text:p>
          </table:table-cell>
          <table:table-cell office:value-type="float" office:value="0.318">
            <text:p>0.3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3">
            <text:p>53</text:p>
          </table:table-cell>
          <table:table-cell office:value-type="float" office:value="-4.451">
            <text:p>-4.45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-4.414">
            <text:p>-4.4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32">
            <text:p>0.332</text:p>
          </table:table-cell>
          <table:table-cell office:value-type="float" office:value="0.346">
            <text:p>0.346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5">
            <text:p>55</text:p>
          </table:table-cell>
          <table:table-cell office:value-type="float" office:value="-4.38">
            <text:p>-4.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24">
            <text:p>0.324</text:p>
          </table:table-cell>
          <table:table-cell office:value-type="float" office:value="0.352">
            <text:p>0.352</text:p>
          </table:table-cell>
          <table:table-cell office:value-type="float" office:value="0">
            <text:p>0</text:p>
          </table:table-cell>
          <table:table-cell office:value-type="float" office:value="0.324">
            <text:p>0.3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6">
            <text:p>56</text:p>
          </table:table-cell>
          <table:table-cell office:value-type="float" office:value="-4.349">
            <text:p>-4.34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18">
            <text:p>0.318</text:p>
          </table:table-cell>
          <table:table-cell office:value-type="float" office:value="0.356">
            <text:p>0.356</text:p>
          </table:table-cell>
          <table:table-cell office:value-type="float" office:value="0">
            <text:p>0</text:p>
          </table:table-cell>
          <table:table-cell office:value-type="float" office:value="0.324">
            <text:p>0.324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7">
            <text:p>57</text:p>
          </table:table-cell>
          <table:table-cell office:value-type="float" office:value="-4.32">
            <text:p>-4.3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362">
            <text:p>0.362</text:p>
          </table:table-cell>
          <table:table-cell office:value-type="float" office:value="0">
            <text:p>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8">
            <text:p>58</text:p>
          </table:table-cell>
          <table:table-cell office:value-type="float" office:value="-4.292">
            <text:p>-4.2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302">
            <text:p>0.302</text:p>
          </table:table-cell>
          <table:table-cell office:value-type="float" office:value="0.368">
            <text:p>0.368</text:p>
          </table:table-cell>
          <table:table-cell office:value-type="float" office:value="0">
            <text:p>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float" office:value="0.998">
            <text:p>0.998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9">
            <text:p>59</text:p>
          </table:table-cell>
          <table:table-cell office:value-type="float" office:value="-4.265">
            <text:p>-4.26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296">
            <text:p>0.296</text:p>
          </table:table-cell>
          <table:table-cell office:value-type="float" office:value="0.372">
            <text:p>0.372</text:p>
          </table:table-cell>
          <table:table-cell office:value-type="float" office:value="0">
            <text:p>0</text:p>
          </table:table-cell>
          <table:table-cell office:value-type="float" office:value="0.332">
            <text:p>0.3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0">
            <text:p>60</text:p>
          </table:table-cell>
          <table:table-cell office:value-type="float" office:value="-4.24">
            <text:p>-4.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378">
            <text:p>0.378</text:p>
          </table:table-cell>
          <table:table-cell office:value-type="float" office:value="0">
            <text:p>0</text:p>
          </table:table-cell>
          <table:table-cell office:value-type="float" office:value="0.332">
            <text:p>0.3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svg:width="15.999cm" svg:height="11.707cm" svg:x="0.001cm" svg:y="0.001cm">
            <draw:object draw:notify-on-update-of-ranges="Sheet1.B3:Sheet1.B60 Sheet1.E2:Sheet1.E2 Sheet1.E3:Sheet1.E60 Sheet1.B3:Sheet1.B60 Sheet1.F2:Sheet1.F2 Sheet1.F3:Sheet1.F60 Sheet1.B3:Sheet1.B60 Sheet1.G2:Sheet1.G2 Sheet1.G3:Sheet1.G60 Sheet1.B3:Sheet1.B60 Sheet1.H2:Sheet1.H2 Sheet1.H3:Sheet1.H60 Sheet1.B3:Sheet1.B60 Sheet1.I2:Sheet1.I2 Sheet1.I3:Sheet1.I60 Sheet1.B3:Sheet1.B60 Sheet1.J2:Sheet1.J2 Sheet1.J3:Sheet1.J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4:43:16</dc:date>
    <dc:creator>Lucy </dc:creator>
    <meta:document-statistic meta:table-count="3" meta:cell-count="65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708cm" xlink:href=".." xlink:type="simple" chart:class="chart:scatter" chart:style-name="ch1">
        <chart:title svg:x="5.43cm" svg:y="0.37cm" chart:style-name="ch2">
          <text:p>melt reaction coefficients</text:p>
        </chart:title>
        <chart:legend chart:legend-position="end" svg:x="14.1cm" svg:y="4.31cm" style:legend-expansion="high" chart:style-name="ch3"/>
        <chart:plot-area chart:style-name="ch4" table:cell-range-address="Sheet1.B3:Sheet1.B60 Sheet1.E2:Sheet1.J60" chart:data-source-has-labels="row" svg:x="1.331cm" svg:y="1.851cm" svg:width="12.129cm" svg:height="8.642cm">
          <chartooo:coordinate-region svg:x="1.873cm" svg:y="2.05cm" svg:width="11.4cm" svg:height="8.244cm"/>
          <chart:axis chart:dimension="x" chart:name="primary-x" chart:style-name="ch5">
            <chart:title svg:x="6.875cm" svg:y="10.727cm" chart:style-name="ch6">
              <text:p>P/kbar</text:p>
            </chart:title>
          </chart:axis>
          <chart:axis chart:dimension="y" chart:name="primary-y" chart:style-name="ch5">
            <chart:title svg:x="0.451cm" svg:y="7.38cm" chart:style-name="ch7">
              <text:p>coefficients/wt%</text:p>
            </chart:title>
          </chart:axis>
          <chart:series chart:style-name="ch8" chart:values-cell-range-address="Sheet1.E3:Sheet1.E60" chart:label-cell-address="Sheet1.E2:Sheet1.E2" chart:class="chart:scatter">
            <chart:domain table:cell-range-address="Sheet1.B3:Sheet1.B60"/>
            <chart:data-point chart:repeated="58"/>
          </chart:series>
          <chart:series chart:style-name="ch9" chart:values-cell-range-address="Sheet1.F3:Sheet1.F60" chart:label-cell-address="Sheet1.F2:Sheet1.F2" chart:class="chart:scatter">
            <chart:data-point chart:repeated="58"/>
          </chart:series>
          <chart:series chart:style-name="ch10" chart:values-cell-range-address="Sheet1.G3:Sheet1.G60" chart:label-cell-address="Sheet1.G2:Sheet1.G2" chart:class="chart:scatter">
            <chart:data-point chart:repeated="58"/>
          </chart:series>
          <chart:series chart:style-name="ch11" chart:values-cell-range-address="Sheet1.H3:Sheet1.H60" chart:label-cell-address="Sheet1.H2:Sheet1.H2" chart:class="chart:scatter">
            <chart:data-point chart:repeated="58"/>
          </chart:series>
          <chart:series chart:style-name="ch12" chart:values-cell-range-address="Sheet1.I3:Sheet1.I60" chart:label-cell-address="Sheet1.I2:Sheet1.I2" chart:class="chart:scatter">
            <chart:data-point chart:repeated="58"/>
          </chart:series>
          <chart:series chart:style-name="ch13" chart:values-cell-range-address="Sheet1.J3:Sheet1.J60" chart:label-cell-address="Sheet1.J2:Sheet1.J2" chart:class="chart:scatter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l</text:p>
                <draw:g>
                  <svg:desc>Sheet1.E2:Sheet1.E2</svg:desc>
                </draw:g>
              </table:table-cell>
              <table:table-cell office:value-type="string">
                <text:p>cpx</text:p>
                <draw:g>
                  <svg:desc>Sheet1.F2:Sheet1.F2</svg:desc>
                </draw:g>
              </table:table-cell>
              <table:table-cell office:value-type="string">
                <text:p>ol</text:p>
                <draw:g>
                  <svg:desc>Sheet1.G2:Sheet1.G2</svg:desc>
                </draw:g>
              </table:table-cell>
              <table:table-cell office:value-type="string">
                <text:p>sp</text:p>
                <draw:g>
                  <svg:desc>Sheet1.H2:Sheet1.H2</svg:desc>
                </draw:g>
              </table:table-cell>
              <table:table-cell office:value-type="string">
                <text:p>g</text:p>
                <draw:g>
                  <svg:desc>Sheet1.I2:Sheet1.I2</svg:desc>
                </draw:g>
              </table:table-cell>
              <table:table-cell office:value-type="string">
                <text:p>opx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1.B3:Sheet1.B60</svg:desc>
                </draw:g>
              </table:table-cell>
              <table:table-cell office:value-type="float" office:value="0.258">
                <text:p>0.258</text:p>
                <draw:g>
                  <svg:desc>Sheet1.E3:Sheet1.E60</svg:desc>
                </draw:g>
              </table:table-cell>
              <table:table-cell office:value-type="float" office:value="0.142">
                <text:p>0.142</text:p>
                <draw:g>
                  <svg:desc>Sheet1.F3:Sheet1.F60</svg:desc>
                </draw:g>
              </table:table-cell>
              <table:table-cell office:value-type="float" office:value="-0.062">
                <text:p>-0.062</text:p>
                <draw:g>
                  <svg:desc>Sheet1.G3:Sheet1.G60</svg:desc>
                </draw:g>
              </table:table-cell>
              <table:table-cell office:value-type="float" office:value="2.558">
                <text:p>2.558</text:p>
                <draw:g>
                  <svg:desc>Sheet1.H3:Sheet1.H60</svg:desc>
                </draw:g>
              </table:table-cell>
              <table:table-cell office:value-type="float" office:value="0">
                <text:p>0</text:p>
                <draw:g>
                  <svg:desc>Sheet1.I3:Sheet1.I60</svg:desc>
                </draw:g>
              </table:table-cell>
              <table:table-cell office:value-type="float" office:value="-1.8974">
                <text:p>-1.8974</text:p>
                <draw:g>
                  <svg:desc>Sheet1.J3:Sheet1.J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1">
                <text:p>3.001</text:p>
              </table:table-cell>
              <table:table-cell office:value-type="float" office:value="0.298">
                <text:p>0.298</text:p>
              </table:table-cell>
              <table:table-cell office:value-type="float" office:value="0.172">
                <text:p>0.172</text:p>
              </table:table-cell>
              <table:table-cell office:value-type="float" office:value="-0.006">
                <text:p>-0.006</text:p>
              </table:table-cell>
              <table:table-cell office:value-type="float" office:value="2.57">
                <text:p>2.57</text:p>
              </table:table-cell>
              <table:table-cell office:value-type="float" office:value="0">
                <text:p>0</text:p>
              </table:table-cell>
              <table:table-cell office:value-type="float" office:value="-2.034">
                <text:p>-2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01">
                <text:p>4.001</text:p>
              </table:table-cell>
              <table:table-cell office:value-type="float" office:value="0.338">
                <text:p>0.338</text:p>
              </table:table-cell>
              <table:table-cell office:value-type="float" office:value="0.198">
                <text:p>0.198</text:p>
              </table:table-cell>
              <table:table-cell office:value-type="float" office:value="0.048">
                <text:p>0.048</text:p>
              </table:table-cell>
              <table:table-cell office:value-type="float" office:value="2.588">
                <text:p>2.588</text:p>
              </table:table-cell>
              <table:table-cell office:value-type="float" office:value="0">
                <text:p>0</text:p>
              </table:table-cell>
              <table:table-cell office:value-type="float" office:value="-2.172">
                <text:p>-2.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01">
                <text:p>5.001</text:p>
              </table:table-cell>
              <table:table-cell office:value-type="float" office:value="0.382">
                <text:p>0.382</text:p>
              </table:table-cell>
              <table:table-cell office:value-type="float" office:value="0.218">
                <text:p>0.218</text:p>
              </table:table-cell>
              <table:table-cell office:value-type="float" office:value="0.1">
                <text:p>0.1</text:p>
              </table:table-cell>
              <table:table-cell office:value-type="float" office:value="2.614">
                <text:p>2.614</text:p>
              </table:table-cell>
              <table:table-cell office:value-type="float" office:value="0">
                <text:p>0</text:p>
              </table:table-cell>
              <table:table-cell office:value-type="float" office:value="-2.314">
                <text:p>-2.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01">
                <text:p>6.001</text:p>
              </table:table-cell>
              <table:table-cell office:value-type="float" office:value="0.432">
                <text:p>0.432</text:p>
              </table:table-cell>
              <table:table-cell office:value-type="float" office:value="0.234">
                <text:p>0.234</text:p>
              </table:table-cell>
              <table:table-cell office:value-type="float" office:value="0.148">
                <text:p>0.148</text:p>
              </table:table-cell>
              <table:table-cell office:value-type="float" office:value="2.652">
                <text:p>2.652</text:p>
              </table:table-cell>
              <table:table-cell office:value-type="float" office:value="0">
                <text:p>0</text:p>
              </table:table-cell>
              <table:table-cell office:value-type="float" office:value="-2.466">
                <text:p>-2.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01">
                <text:p>7.001</text:p>
              </table:table-cell>
              <table:table-cell office:value-type="float" office:value="0.486">
                <text:p>0.486</text:p>
              </table:table-cell>
              <table:table-cell office:value-type="float" office:value="0.242">
                <text:p>0.242</text:p>
              </table:table-cell>
              <table:table-cell office:value-type="float" office:value="0.198">
                <text:p>0.198</text:p>
              </table:table-cell>
              <table:table-cell office:value-type="float" office:value="2.712">
                <text:p>2.712</text:p>
              </table:table-cell>
              <table:table-cell office:value-type="float" office:value="0">
                <text:p>0</text:p>
              </table:table-cell>
              <table:table-cell office:value-type="float" office:value="-2.636">
                <text:p>-2.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42">
                <text:p>0.542</text:p>
              </table:table-cell>
              <table:table-cell office:value-type="float" office:value="0.244">
                <text:p>0.244</text:p>
              </table:table-cell>
              <table:table-cell office:value-type="float" office:value="0.246">
                <text:p>0.246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-2.832">
                <text:p>-2.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06">
                <text:p>0.506</text:p>
              </table:table-cell>
              <table:table-cell office:value-type="float" office:value="0.342">
                <text:p>0.342</text:p>
              </table:table-cell>
              <table:table-cell office:value-type="float" office:value="0.18">
                <text:p>0.18</text:p>
              </table:table-cell>
              <table:table-cell office:value-type="float" office:value="0.06004">
                <text:p>0.06004</text:p>
              </table:table-cell>
              <table:table-cell office:value-type="float" office:value="0">
                <text:p>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688">
                <text:p>0.688</text:p>
              </table:table-cell>
              <table:table-cell office:value-type="float" office:value="0.224">
                <text:p>0.224</text:p>
              </table:table-cell>
              <table:table-cell office:value-type="float" office:value="0.318">
                <text:p>0.318</text:p>
              </table:table-cell>
              <table:table-cell office:value-type="float" office:value="0.0192">
                <text:p>0.0192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8396">
                <text:p>0.8396</text:p>
              </table:table-cell>
              <table:table-cell office:value-type="float" office:value="0.116">
                <text:p>0.116</text:p>
              </table:table-cell>
              <table:table-cell office:value-type="float" office:value="0.428">
                <text:p>0.428</text:p>
              </table:table-cell>
              <table:table-cell office:value-type="float" office:value="-0.0132">
                <text:p>-0.0132</text:p>
              </table:table-cell>
              <table:table-cell office:value-type="float" office:value="0">
                <text:p>0</text:p>
              </table:table-cell>
              <table:table-cell office:value-type="float" office:value="-0.366">
                <text:p>-0.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576">
                <text:p>0.576</text:p>
              </table:table-cell>
              <table:table-cell office:value-type="float" office:value="0.486">
                <text:p>0.486</text:p>
              </table:table-cell>
              <table:table-cell office:value-type="float" office:value="0.218">
                <text:p>0.218</text:p>
              </table:table-cell>
              <table:table-cell office:value-type="float" office:value="0.0516">
                <text:p>0.0516</text:p>
              </table:table-cell>
              <table:table-cell office:value-type="float" office:value="0">
                <text:p>0</text:p>
              </table:table-cell>
              <table:table-cell office:value-type="float" office:value="-0.332">
                <text:p>-0.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266">
                <text:p>1.266</text:p>
              </table:table-cell>
              <table:table-cell office:value-type="float" office:value="-0.194">
                <text:p>-0.194</text:p>
              </table:table-cell>
              <table:table-cell office:value-type="float" office:value="0.1688">
                <text:p>0.1688</text:p>
              </table:table-cell>
              <table:table-cell office:value-type="float" office:value="0">
                <text:p>0</text:p>
              </table:table-cell>
              <table:table-cell office:value-type="float" office:value="-0.242">
                <text:p>-0.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294">
                <text:p>1.294</text:p>
              </table:table-cell>
              <table:table-cell office:value-type="float" office:value="-0.182">
                <text:p>-0.182</text:p>
              </table:table-cell>
              <table:table-cell office:value-type="float" office:value="0.1706">
                <text:p>0.1706</text:p>
              </table:table-cell>
              <table:table-cell office:value-type="float" office:value="0">
                <text:p>0</text:p>
              </table:table-cell>
              <table:table-cell office:value-type="float" office:value="-0.284">
                <text:p>-0.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322">
                <text:p>1.322</text:p>
              </table:table-cell>
              <table:table-cell office:value-type="float" office:value="-0.168">
                <text:p>-0.168</text:p>
              </table:table-cell>
              <table:table-cell office:value-type="float" office:value="0.1722">
                <text:p>0.1722</text:p>
              </table:table-cell>
              <table:table-cell office:value-type="float" office:value="0">
                <text:p>0</text:p>
              </table:table-cell>
              <table:table-cell office:value-type="float" office:value="-0.326">
                <text:p>-0.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46">
                <text:p>1.346</text:p>
              </table:table-cell>
              <table:table-cell office:value-type="float" office:value="-0.156">
                <text:p>-0.156</text:p>
              </table:table-cell>
              <table:table-cell office:value-type="float" office:value="0.1732">
                <text:p>0.1732</text:p>
              </table:table-cell>
              <table:table-cell office:value-type="float" office:value="0">
                <text:p>0</text:p>
              </table:table-cell>
              <table:table-cell office:value-type="float" office:value="-0.364">
                <text:p>-0.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368">
                <text:p>1.368</text:p>
              </table:table-cell>
              <table:table-cell office:value-type="float" office:value="-0.144">
                <text:p>-0.144</text:p>
              </table:table-cell>
              <table:table-cell office:value-type="float" office:value="0.1738">
                <text:p>0.1738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388">
                <text:p>1.388</text:p>
              </table:table-cell>
              <table:table-cell office:value-type="float" office:value="-0.13">
                <text:p>-0.13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-0.432">
                <text:p>-0.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406">
                <text:p>1.406</text:p>
              </table:table-cell>
              <table:table-cell office:value-type="float" office:value="-0.118">
                <text:p>-0.118</text:p>
              </table:table-cell>
              <table:table-cell office:value-type="float" office:value="0.1738">
                <text:p>0.1738</text:p>
              </table:table-cell>
              <table:table-cell office:value-type="float" office:value="0">
                <text:p>0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418">
                <text:p>1.418</text:p>
              </table:table-cell>
              <table:table-cell office:value-type="float" office:value="-0.108">
                <text:p>-0.108</text:p>
              </table:table-cell>
              <table:table-cell office:value-type="float" office:value="0.1732">
                <text:p>0.1732</text:p>
              </table:table-cell>
              <table:table-cell office:value-type="float" office:value="0">
                <text:p>0</text:p>
              </table:table-cell>
              <table:table-cell office:value-type="float" office:value="-0.484">
                <text:p>-0.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428">
                <text:p>1.428</text:p>
              </table:table-cell>
              <table:table-cell office:value-type="float" office:value="-0.096">
                <text:p>-0.096</text:p>
              </table:table-cell>
              <table:table-cell office:value-type="float" office:value="0.1724">
                <text:p>0.1724</text:p>
              </table:table-cell>
              <table:table-cell office:value-type="float" office:value="0">
                <text:p>0</text:p>
              </table:table-cell>
              <table:table-cell office:value-type="float" office:value="-0.504">
                <text:p>-0.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3536">
                <text:p>1.3536</text:p>
              </table:table-cell>
              <table:table-cell office:value-type="float" office:value="-0.156">
                <text:p>-0.156</text:p>
              </table:table-cell>
              <table:table-cell office:value-type="float" office:value="0.5604">
                <text:p>0.5604</text:p>
              </table:table-cell>
              <table:table-cell office:value-type="float" office:value="-0.452">
                <text:p>-0.452</text:p>
              </table:table-cell>
              <table:table-cell office:value-type="float" office:value="-0.3042">
                <text:p>-0.3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2928">
                <text:p>1.2928</text:p>
              </table:table-cell>
              <table:table-cell office:value-type="float" office:value="-0.128">
                <text:p>-0.128</text:p>
              </table:table-cell>
              <table:table-cell office:value-type="float" office:value="0.4292">
                <text:p>0.4292</text:p>
              </table:table-cell>
              <table:table-cell office:value-type="float" office:value="-0.408">
                <text:p>-0.408</text:p>
              </table:table-cell>
              <table:table-cell office:value-type="float" office:value="-0.18654">
                <text:p>-0.18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2482">
                <text:p>1.2482</text:p>
              </table:table-cell>
              <table:table-cell office:value-type="float" office:value="-0.106">
                <text:p>-0.106</text:p>
              </table:table-cell>
              <table:table-cell office:value-type="float" office:value="0.3198">
                <text:p>0.3198</text:p>
              </table:table-cell>
              <table:table-cell office:value-type="float" office:value="-0.372">
                <text:p>-0.372</text:p>
              </table:table-cell>
              <table:table-cell office:value-type="float" office:value="-0.08814">
                <text:p>-0.08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2058">
                <text:p>1.2058</text:p>
              </table:table-cell>
              <table:table-cell office:value-type="float" office:value="-0.084">
                <text:p>-0.084</text:p>
              </table:table-cell>
              <table:table-cell office:value-type="float" office:value="0.2262">
                <text:p>0.2262</text:p>
              </table:table-cell>
              <table:table-cell office:value-type="float" office:value="-0.344">
                <text:p>-0.344</text:p>
              </table:table-cell>
              <table:table-cell office:value-type="float" office:value="-0.003596">
                <text:p>-0.003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96556">
                <text:p>0.96556</text:p>
              </table:table-cell>
              <table:table-cell office:value-type="float" office:value="0.004">
                <text:p>0.004</text:p>
              </table:table-cell>
              <table:table-cell office:value-type="float" office:value="0.14444">
                <text:p>0.14444</text:p>
              </table:table-cell>
              <table:table-cell office:value-type="float" office:value="-0.114">
                <text:p>-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75032">
                <text:p>0.75032</text:p>
              </table:table-cell>
              <table:table-cell office:value-type="float" office:value="0.086">
                <text:p>0.086</text:p>
              </table:table-cell>
              <table:table-cell office:value-type="float" office:value="0.07168">
                <text:p>0.07168</text:p>
              </table:table-cell>
              <table:table-cell office:value-type="float" office:value="0.092">
                <text:p>0.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555964">
                <text:p>0.555964</text:p>
              </table:table-cell>
              <table:table-cell office:value-type="float" office:value="0.16">
                <text:p>0.16</text:p>
              </table:table-cell>
              <table:table-cell office:value-type="float" office:value="0.006036">
                <text:p>0.006036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176">
                <text:p>0.176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522">
                <text:p>0.52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514">
                <text:p>0.514</text:p>
              </table:table-cell>
              <table:table-cell office:value-type="float" office:value="0.194">
                <text:p>0.194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506">
                <text:p>0.506</text:p>
              </table:table-cell>
              <table:table-cell office:value-type="float" office:value="0.202">
                <text:p>0.202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496">
                <text:p>0.49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488">
                <text:p>0.488</text:p>
              </table:table-cell>
              <table:table-cell office:value-type="float" office:value="0.218">
                <text:p>0.218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226">
                <text:p>0.226</text:p>
              </table:table-cell>
              <table:table-cell office:value-type="float" office:value="0">
                <text:p>0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472">
                <text:p>0.472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462">
                <text:p>0.462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454">
                <text:p>0.454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96">
                <text:p>0.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446">
                <text:p>0.446</text:p>
              </table:table-cell>
              <table:table-cell office:value-type="float" office:value="0.256">
                <text:p>0.256</text:p>
              </table:table-cell>
              <table:table-cell office:value-type="float" office:value="0">
                <text:p>0</text:p>
              </table:table-cell>
              <table:table-cell office:value-type="float" office:value="0.298">
                <text:p>0.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38">
                <text:p>0.438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.298">
                <text:p>0.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278">
                <text:p>0.278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414">
                <text:p>0.414</text:p>
              </table:table-cell>
              <table:table-cell office:value-type="float" office:value="0.284">
                <text:p>0.284</text:p>
              </table:table-cell>
              <table:table-cell office:value-type="float" office:value="0">
                <text:p>0</text:p>
              </table:table-cell>
              <table:table-cell office:value-type="float" office:value="0.302">
                <text:p>0.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  <table:table-cell office:value-type="float" office:value="0.292">
                <text:p>0.292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396">
                <text:p>0.396</text:p>
              </table:table-cell>
              <table:table-cell office:value-type="float" office:value="0.298">
                <text:p>0.298</text:p>
              </table:table-cell>
              <table:table-cell office:value-type="float" office:value="0">
                <text:p>0</text:p>
              </table:table-cell>
              <table:table-cell office:value-type="float" office:value="0.308">
                <text:p>0.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388">
                <text:p>0.388</text:p>
              </table:table-cell>
              <table:table-cell office:value-type="float" office:value="0.304">
                <text:p>0.304</text:p>
              </table:table-cell>
              <table:table-cell office:value-type="float" office:value="0">
                <text:p>0</text:p>
              </table:table-cell>
              <table:table-cell office:value-type="float" office:value="0.308">
                <text:p>0.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372">
                <text:p>0.372</text:p>
              </table:table-cell>
              <table:table-cell office:value-type="float" office:value="0.316">
                <text:p>0.316</text:p>
              </table:table-cell>
              <table:table-cell office:value-type="float" office:value="0">
                <text:p>0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64">
                <text:p>0.364</text:p>
              </table:table-cell>
              <table:table-cell office:value-type="float" office:value="0.322">
                <text:p>0.322</text:p>
              </table:table-cell>
              <table:table-cell office:value-type="float" office:value="0">
                <text:p>0</text:p>
              </table:table-cell>
              <table:table-cell office:value-type="float" office:value="0.314">
                <text:p>0.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356">
                <text:p>0.356</text:p>
              </table:table-cell>
              <table:table-cell office:value-type="float" office:value="0.328">
                <text:p>0.328</text:p>
              </table:table-cell>
              <table:table-cell office:value-type="float" office:value="0">
                <text:p>0</text:p>
              </table:table-cell>
              <table:table-cell office:value-type="float" office:value="0.316">
                <text:p>0.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348">
                <text:p>0.348</text:p>
              </table:table-cell>
              <table:table-cell office:value-type="float" office:value="0.334">
                <text:p>0.334</text:p>
              </table:table-cell>
              <table:table-cell office:value-type="float" office:value="0">
                <text:p>0</text:p>
              </table:table-cell>
              <table:table-cell office:value-type="float" office:value="0.318">
                <text:p>0.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  <table:table-cell office:value-type="float" office:value="0.346">
                <text:p>0.346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324">
                <text:p>0.324</text:p>
              </table:table-cell>
              <table:table-cell office:value-type="float" office:value="0.352">
                <text:p>0.352</text:p>
              </table:table-cell>
              <table:table-cell office:value-type="float" office:value="0">
                <text:p>0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318">
                <text:p>0.318</text:p>
              </table:table-cell>
              <table:table-cell office:value-type="float" office:value="0.356">
                <text:p>0.356</text:p>
              </table:table-cell>
              <table:table-cell office:value-type="float" office:value="0">
                <text:p>0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362">
                <text:p>0.362</text:p>
              </table:table-cell>
              <table:table-cell office:value-type="float" office:value="0">
                <text:p>0</text:p>
              </table:table-cell>
              <table:table-cell office:value-type="float" office:value="0.328">
                <text:p>0.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02">
                <text:p>0.302</text:p>
              </table:table-cell>
              <table:table-cell office:value-type="float" office:value="0.368">
                <text:p>0.368</text:p>
              </table:table-cell>
              <table:table-cell office:value-type="float" office:value="0">
                <text:p>0</text:p>
              </table:table-cell>
              <table:table-cell office:value-type="float" office:value="0.328">
                <text:p>0.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296">
                <text:p>0.296</text:p>
              </table:table-cell>
              <table:table-cell office:value-type="float" office:value="0.372">
                <text:p>0.372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378">
                <text:p>0.378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